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Standard"/>
      <text:p text:style-name="Standard"/>
      <text:p text:style-name="Standard">Description rapide du jeu: le personnage, Babar, doit se frayer un chemin à travers des niveaux remplis de monstres à l'aide d'armes pour devenir roi.</text:p>
      <text:p text:style-name="Standard"/>
      <text:p text:style-name="Standard"/>
      <text:p text:style-name="Standard">Capacités de Babar:</text:p>
      <text:list xml:id="list761924337" text:style-name="L1">
        <text:list-item>
          <text:p text:style-name="P2">se déplacer</text:p>
        </text:list-item>
        <text:list-item>
          <text:p text:style-name="P2">regarder en diagonale</text:p>
        </text:list-item>
        <text:list-item>
          <text:p text:style-name="P2">sauter / chuter : lois de Newton sur l'axe vertical. Positibilité de bouger pendant le saut</text:p>
        </text:list-item>
        <text:list-item>
          <text:p text:style-name="P2">Double saut</text:p>
        </text:list-item>
        <text:list-item>
          <text:p text:style-name="P2">tirer </text:p>
        </text:list-item>
        <text:list-item>
          <text:p text:style-name="P2">taper</text:p>
        </text:list-item>
        <text:list-item>
          <text:p text:style-name="P2">Mode superbabar: babar peut voler</text:p>
        </text:list-item>
      </text:list>
      <text:p text:style-name="Standard"/>
      <text:p text:style-name="Standard"/>
      <text:p text:style-name="Standard">Déplacement dans la map:</text:p>
      <text:list xml:id="list43630678" text:style-name="L2">
        <text:list-item>
          <text:p text:style-name="P3">possibilité d'avancer et de revenir en arrière</text:p>
        </text:list-item>
        <text:list-item>
          <text:p text:style-name="P3">la caméra suit babar sauf quand on arrive sur les extrémités du niveau</text:p>
        </text:list-item>
        <text:list-item>
          <text:p text:style-name="P3">possibilité de voir plus bas quand on appuie sur la touche bas?</text:p>
        </text:list-item>
      </text:list>
      <text:p text:style-name="Standard"/>
      <text:p text:style-name="Standard">Monstres:</text:p>
      <text:list xml:id="list106732026" text:style-name="L3">
        <text:list-item>
          <text:p text:style-name="P4">se déplacent</text:p>
        </text:list-item>
        <text:list-item>
          <text:p text:style-name="P4">tirent</text:p>
        </text:list-item>
        <text:list-item>
          <text:p text:style-name="P4">blessent babar quand ils le touchent</text:p>
        </text:list-item>
        <text:list-item>
          <text:p text:style-name="P4">traversent babar</text:p>
        </text:list-item>
        <text:list-item>
          <text:p text:style-name="P4">Positions définies à l'avance ou apparitions aléatoires?</text:p>
        </text:list-item>
        <text:list-item>
          <text:p text:style-name="P4">Continuent à se déplacer quand ils disparaissent de la carte? (ou d'une zone un peu plus grande)</text:p>
        </text:list-item>
      </text:list>
      <text:p text:style-name="Standard"/>
      <text:p text:style-name="Standard">Projectiles:</text:p>
      <text:list xml:id="list381249571" text:style-name="L4">
        <text:list-item>
          <text:p text:style-name="P5">La collision monstre/projectiles de babar doit être détectée</text:p>
        </text:list-item>
        <text:list-item>
          <text:p text:style-name="P5">La collision babar/projectiles des monstres doit être détectée</text:p>
        </text:list-item>
        <text:list-item>
          <text:p text:style-name="P5">Les projectiles disparaissent après un certain temps ou quand ils sortent d'une zone entourant babar?</text:p>
        </text:list-item>
      </text:list>
      <text:p text:style-name="Standard"/>
      <text:p text:style-name="Standard">Monde:</text:p>
      <text:list xml:id="list2047561030" text:style-name="L5">
        <text:list-item>
          <text:p text:style-name="P6">Briques de tailles prédéfinies ou ensemble de surfaces définies par leur position et leur taille?</text:p>
        </text:list-item>
        <text:list-item>
          <text:p text:style-name="P6">Éléments du décors solides (babar ne peut pas les traverser</text:p>
        </text:list-item>
        <text:list-item>
          <text:p text:style-name="P6">Babar peut descendre avec un double touche vers le bas (à la blip &amp; blop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5T18:53:14</meta:creation-date>
    <dc:date>2010-07-17T19:41:13</dc:date>
    <meta:editing-duration>PT00H50M11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1" meta:paragraph-count="29" meta:word-count="228" meta:character-count="1291"/>
    <meta:user-defined meta:name="Info 1"/>
    <meta:user-defined meta:name="Info 2"/>
    <meta:user-defined meta:name="Info 3"/>
    <meta:user-defined meta:name="Info 4"/>
  </office:meta>
</office:document-meta>
</file>